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6.798cm" style:rel-column-width="26205*"/>
    </style:style>
    <style:style style:name="Таблица1.B" style:family="table-column">
      <style:table-column-properties style:column-width="1.7cm" style:rel-column-width="6554*"/>
    </style:style>
    <style:style style:name="Таблица1.G" style:family="table-column">
      <style:table-column-properties style:column-width="1.702cm" style:rel-column-width="6560*"/>
    </style:style>
    <style:style style:name="Таблица1.A1" style:family="table-cell">
      <style:table-cell-properties style:writing-mode="page"/>
    </style:style>
    <style:style style:name="P1" style:family="paragraph" style:parent-style-name="Standard">
      <loext:graphic-properties draw:fill="none"/>
      <style:paragraph-properties fo:background-color="transparent"/>
      <style:text-properties officeooo:paragraph-rsid="001c7b64"/>
    </style:style>
    <style:style style:name="P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2pt" officeooo:rsid="00190555" officeooo:paragraph-rsid="0014c95e" style:font-size-asian="12pt" style:font-size-complex="12pt"/>
    </style:style>
    <style:style style:name="P3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6pt" officeooo:rsid="0020090b" officeooo:paragraph-rsid="0020090b" style:font-size-asian="16pt" style:font-size-complex="16pt"/>
    </style:style>
    <style:style style:name="P4" style:family="paragraph" style:parent-style-name="Standard">
      <loext:graphic-properties draw:fill="none"/>
      <style:paragraph-properties fo:background-color="transparent"/>
      <style:text-properties fo:font-variant="normal" fo:text-transform="none" style:font-name="Liberation Serif" fo:font-size="12pt" fo:letter-spacing="normal" fo:font-style="normal" fo:font-weight="normal" officeooo:rsid="001c7b64" officeooo:paragraph-rsid="001a6e5d" style:font-size-asian="12pt" style:font-size-complex="12pt"/>
    </style:style>
    <style:style style:name="P5" style:family="paragraph" style:parent-style-name="Standard">
      <loext:graphic-properties draw:fill="none"/>
      <style:paragraph-properties fo:background-color="transparent"/>
      <style:text-properties fo:font-variant="normal" fo:text-transform="none" style:font-name="Liberation Serif" fo:font-size="12pt" fo:letter-spacing="normal" fo:font-style="normal" fo:font-weight="normal" officeooo:rsid="001c7b64" officeooo:paragraph-rsid="001c7b64" style:font-size-asian="12pt" style:font-size-complex="12pt"/>
    </style:style>
    <style:style style:name="P6" style:family="paragraph" style:parent-style-name="Standard">
      <loext:graphic-properties draw:fill="none"/>
      <style:paragraph-properties fo:background-color="transparent"/>
      <style:text-properties officeooo:paragraph-rsid="0034e6f9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Liberation Serif" officeooo:paragraph-rsid="00093b9f"/>
    </style:style>
    <style:style style:name="P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Liberation Serif" officeooo:rsid="00093b9f" officeooo:paragraph-rsid="00093b9f"/>
    </style:style>
    <style:style style:name="P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Liberation Serif" officeooo:rsid="000e2f87" officeooo:paragraph-rsid="000e2f87"/>
    </style:style>
    <style:style style:name="P1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Liberation Serif" officeooo:paragraph-rsid="000b24eb"/>
    </style:style>
    <style:style style:name="P11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style:font-name="Liberation Serif" fo:font-size="16pt" fo:font-weight="bold" officeooo:paragraph-rsid="00093b9f" style:font-size-asian="16pt" style:font-weight-asian="bold" style:font-size-complex="16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Serif" fo:font-size="12pt" officeooo:rsid="00226abe" officeooo:paragraph-rsid="00226abe" style:font-size-asian="12pt" style:font-size-complex="12p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Liberation Serif" fo:font-size="12pt" officeooo:rsid="003234a7" officeooo:paragraph-rsid="003234a7" style:font-size-asian="12pt" style:font-size-complex="12pt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Serif" officeooo:paragraph-rsid="000d5f1f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Serif" officeooo:paragraph-rsid="00190555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Serif" officeooo:paragraph-rsid="0013e4f3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Serif" officeooo:rsid="00180613" officeooo:paragraph-rsid="00180613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Serif" officeooo:rsid="002f3ab8" officeooo:paragraph-rsid="002f3ab8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paragraph-rsid="0025c868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variant="normal" fo:text-transform="none" style:font-name="Liberation Serif" fo:font-size="12pt" fo:letter-spacing="normal" fo:font-style="normal" fo:font-weight="normal" officeooo:rsid="002f3ab8" officeooo:paragraph-rsid="00312d35" style:font-size-asian="12pt" style:font-size-complex="12pt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style:font-name="Liberation Serif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Liberation Serif" fo:font-size="12pt" officeooo:rsid="00312d35" officeooo:paragraph-rsid="00312d35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.4cm" loext:contextual-spacing="false" fo:text-align="center" style:justify-single-word="false" fo:text-indent="1cm" style:auto-text-indent="false" fo:background-color="transparent"/>
      <style:text-properties style:font-name="Liberation Serif" fo:font-size="16pt" officeooo:rsid="000e2f87" officeooo:paragraph-rsid="000e2f87" style:font-size-asian="16pt" style:font-size-complex="16pt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.4cm" loext:contextual-spacing="false" fo:text-align="center" style:justify-single-word="false" fo:text-indent="1cm" style:auto-text-indent="false" fo:background-color="transparent"/>
      <style:text-properties style:font-name="Liberation Serif" fo:font-size="16pt" officeooo:rsid="001a6e5d" officeooo:paragraph-rsid="001a6e5d" style:font-size-asian="16pt" style:font-size-complex="16pt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justify" style:justify-single-word="false" fo:text-indent="1cm" style:auto-text-indent="false" fo:background-color="transparent"/>
      <style:text-properties style:font-name="Liberation Serif" fo:font-size="12pt" officeooo:rsid="001a6e5d" officeooo:paragraph-rsid="001a6e5d" style:font-size-asian="12pt" style:font-size-complex="12pt"/>
    </style:style>
    <style:style style:name="P26" style:family="paragraph" style:parent-style-name="Table_20_Contents">
      <loext:graphic-properties draw:fill="none"/>
      <style:paragraph-properties fo:margin-top="0cm" fo:margin-bottom="0cm" loext:contextual-spacing="false" fo:background-color="transparent"/>
      <style:text-properties officeooo:paragraph-rsid="001c7b64"/>
    </style:style>
    <style:style style:name="P27" style:family="paragraph" style:parent-style-name="Table_20_Contents">
      <style:text-properties style:font-name="Liberation Serif" fo:font-size="12pt" style:font-size-asian="12pt" style:font-size-complex="12pt"/>
    </style:style>
    <style:style style:name="P28" style:family="paragraph" style:parent-style-name="Table_20_Contents">
      <style:text-properties style:font-name="Liberation Serif" fo:font-size="12pt" officeooo:rsid="00334541" officeooo:paragraph-rsid="00334541" style:font-size-asian="12pt" style:font-size-complex="12pt"/>
    </style:style>
    <style:style style:name="P29" style:family="paragraph" style:parent-style-name="Table_20_Contents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.4cm" loext:contextual-spacing="false" fo:text-align="center" style:justify-single-word="false" fo:text-indent="1cm" style:auto-text-indent="false" fo:background-color="transparent"/>
      <style:text-properties style:font-name="Liberation Serif" fo:font-size="16pt" officeooo:rsid="0011c688" officeooo:paragraph-rsid="0011c688" style:font-size-asian="16pt" style:font-size-complex="16pt"/>
    </style:style>
    <style:style style:name="P3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Liberation Serif" officeooo:rsid="0024b0d1" officeooo:paragraph-rsid="0024b0d1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Serif" officeooo:paragraph-rsid="000b24eb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Serif" officeooo:paragraph-rsid="0037a375"/>
    </style:style>
    <style:style style:name="P3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use-window-font-color="true" style:font-name="Liberation Serif" fo:font-size="12pt" fo:font-style="normal" fo:font-weight="normal" officeooo:rsid="002ab904" officeooo:paragraph-rsid="00236af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Liberation Serif" officeooo:paragraph-rsid="0013e4f3"/>
    </style:style>
    <style:style style:name="P36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Liberation Serif" officeooo:paragraph-rsid="0014c95e"/>
    </style:style>
    <style:style style:name="P37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paragraph-rsid="00226abe"/>
    </style:style>
    <style:style style:name="P38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rsid="00236afa" officeooo:paragraph-rsid="00236afa"/>
    </style:style>
    <style:style style:name="P39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style:font-name="Liberation Serif" fo:font-size="16pt" fo:letter-spacing="normal" fo:font-style="normal" fo:font-weight="normal" officeooo:rsid="0020090b" officeooo:paragraph-rsid="0020090b" style:font-size-asian="16pt" style:font-size-complex="16pt"/>
    </style:style>
    <style:style style:name="P40" style:family="paragraph" style:parent-style-name="Standard">
      <loext:graphic-properties draw:fill="none"/>
      <style:paragraph-properties fo:background-color="transparent"/>
      <style:text-properties fo:font-variant="normal" fo:text-transform="none" style:font-name="Liberation Serif" fo:font-size="12pt" fo:letter-spacing="normal" fo:font-style="normal" fo:font-weight="normal" officeooo:rsid="002f3ab8" officeooo:paragraph-rsid="002f3ab8" style:font-size-asian="12pt" style:font-size-complex="12pt"/>
    </style:style>
    <style:style style:name="P41" style:family="paragraph" style:parent-style-name="Standard" style:list-style-name="L3">
      <loext:graphic-properties draw:fill="none"/>
      <style:paragraph-properties fo:margin-top="0cm" fo:margin-bottom="0.199cm" loext:contextual-spacing="false" fo:text-align="justify" style:justify-single-word="false" fo:background-color="transparent"/>
      <style:text-properties style:use-window-font-color="true" style:font-name="Liberation Serif" fo:font-size="12pt" officeooo:paragraph-rsid="001a7814" fo:background-color="transparent" style:font-size-asian="12pt" style:font-size-complex="12pt"/>
    </style:style>
    <style:style style:name="P42" style:family="paragraph" style:parent-style-name="Standard" style:list-style-name="L3">
      <loext:graphic-properties draw:fill="none"/>
      <style:paragraph-properties fo:margin-top="0cm" fo:margin-bottom="0.199cm" loext:contextual-spacing="false" fo:text-align="justify" style:justify-single-word="false" fo:background-color="transparent"/>
      <style:text-properties style:use-window-font-color="true" style:font-name="Liberation Serif" fo:font-size="12pt" fo:font-weight="normal" officeooo:rsid="001a6e5d" officeooo:paragraph-rsid="00281a37" fo:background-color="transparent" style:font-size-asian="12pt" style:font-size-complex="12pt"/>
    </style:style>
    <style:style style:name="P43" style:family="paragraph" style:parent-style-name="Standard" style:list-style-name="L3">
      <loext:graphic-properties draw:fill="none"/>
      <style:paragraph-properties fo:margin-top="0cm" fo:margin-bottom="0.199cm" loext:contextual-spacing="false" fo:text-align="justify" style:justify-single-word="false" fo:background-color="transparent"/>
      <style:text-properties style:use-window-font-color="true" style:font-name="Liberation Serif" fo:font-size="12pt" fo:font-weight="normal" officeooo:rsid="001a6e5d" officeooo:paragraph-rsid="002c9cb6" fo:background-color="transparent" style:font-size-asian="12pt" style:font-size-complex="12pt"/>
    </style:style>
    <style:style style:name="P44" style:family="paragraph" style:parent-style-name="Standard">
      <loext:graphic-properties draw:fill="none"/>
      <style:paragraph-properties fo:margin-top="0cm" fo:margin-bottom="0.199cm" loext:contextual-spacing="false" fo:text-align="justify" style:justify-single-word="false" fo:background-color="transparent"/>
      <style:text-properties style:use-window-font-color="true" style:font-name="Liberation Serif" fo:font-size="12pt" fo:font-style="normal" fo:font-weight="normal" officeooo:rsid="001a6e5d" officeooo:paragraph-rsid="0033454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3">
      <loext:graphic-properties draw:fill="none"/>
      <style:paragraph-properties fo:margin-top="0cm" fo:margin-bottom="0.199cm" loext:contextual-spacing="false" fo:text-align="justify" style:justify-single-word="false" fo:background-color="transparent"/>
      <style:text-properties officeooo:paragraph-rsid="002a00e8"/>
    </style:style>
    <style:style style:name="P46" style:family="paragraph" style:parent-style-name="Standard" style:list-style-name="L3">
      <loext:graphic-properties draw:fill="none"/>
      <style:paragraph-properties fo:margin-top="0cm" fo:margin-bottom="0.199cm" loext:contextual-spacing="false" fo:text-align="justify" style:justify-single-word="false" fo:background-color="transparent"/>
      <style:text-properties officeooo:paragraph-rsid="002d1814"/>
    </style:style>
    <style:style style:name="P47" style:family="paragraph" style:parent-style-name="Standard" style:list-style-name="L3">
      <loext:graphic-properties draw:fill="none"/>
      <style:paragraph-properties fo:margin-top="0cm" fo:margin-bottom="0.199cm" loext:contextual-spacing="false" fo:text-align="justify" style:justify-single-word="false" fo:background-color="transparent"/>
      <style:text-properties officeooo:paragraph-rsid="002e3a1c"/>
    </style:style>
    <style:style style:name="P48" style:family="paragraph" style:parent-style-name="Standard" style:list-style-name="L3">
      <loext:graphic-properties draw:fill="none"/>
      <style:paragraph-properties fo:margin-top="0cm" fo:margin-bottom="0.199cm" loext:contextual-spacing="false" fo:text-align="start" style:justify-single-word="false" fo:background-color="transparent"/>
      <style:text-properties officeooo:paragraph-rsid="002d1814"/>
    </style:style>
    <style:style style:name="T1" style:family="text">
      <style:text-properties officeooo:rsid="00093b9f"/>
    </style:style>
    <style:style style:name="T2" style:family="text">
      <style:text-properties officeooo:rsid="000b24eb"/>
    </style:style>
    <style:style style:name="T3" style:family="text">
      <style:text-properties officeooo:rsid="000c316d"/>
    </style:style>
    <style:style style:name="T4" style:family="text">
      <style:text-properties officeooo:rsid="000d5f1f"/>
    </style:style>
    <style:style style:name="T5" style:family="text">
      <style:text-properties officeooo:rsid="000e2f87"/>
    </style:style>
    <style:style style:name="T6" style:family="text">
      <style:text-properties fo:font-style="italic" fo:font-weight="normal" officeooo:rsid="000e2f87" style:font-style-asian="italic" style:font-weight-asian="normal" style:font-style-complex="italic" style:font-weight-complex="normal"/>
    </style:style>
    <style:style style:name="T7" style:family="text">
      <style:text-properties officeooo:rsid="0011c688"/>
    </style:style>
    <style:style style:name="T8" style:family="text">
      <style:text-properties fo:font-size="12pt" officeooo:rsid="0011f733" style:font-size-asian="12pt" style:font-size-complex="12pt"/>
    </style:style>
    <style:style style:name="T9" style:family="text">
      <style:text-properties fo:font-size="12pt" officeooo:rsid="0013e4f3" style:font-size-asian="12pt" style:font-size-complex="12pt"/>
    </style:style>
    <style:style style:name="T10" style:family="text">
      <style:text-properties fo:font-size="12pt" officeooo:rsid="000c316d" style:font-size-asian="12pt" style:font-size-complex="12pt"/>
    </style:style>
    <style:style style:name="T11" style:family="text">
      <style:text-properties fo:font-size="12pt" officeooo:rsid="0011c688" style:font-size-asian="12pt" style:font-size-complex="12pt"/>
    </style:style>
    <style:style style:name="T12" style:family="text">
      <style:text-properties fo:font-size="12pt" officeooo:rsid="0014c95e" style:font-size-asian="12pt" style:font-size-complex="12pt"/>
    </style:style>
    <style:style style:name="T13" style:family="text">
      <style:text-properties fo:font-size="12pt" officeooo:rsid="00166e8c" style:font-size-asian="12pt" style:font-size-complex="12pt"/>
    </style:style>
    <style:style style:name="T14" style:family="text">
      <style:text-properties officeooo:rsid="00180613"/>
    </style:style>
    <style:style style:name="T15" style:family="text">
      <style:text-properties officeooo:rsid="00180613" fo:background-color="#800080" loext:char-shading-value="0"/>
    </style:style>
    <style:style style:name="T16" style:family="text">
      <style:text-properties officeooo:rsid="00190555"/>
    </style:style>
    <style:style style:name="T17" style:family="text">
      <style:text-properties officeooo:rsid="00191fe4"/>
    </style:style>
    <style:style style:name="T18" style:family="text">
      <style:text-properties fo:font-style="normal" style:font-style-asian="normal" style:font-weight-asian="normal" style:font-style-complex="normal" style:font-weight-complex="normal"/>
    </style:style>
    <style:style style:name="T19" style:family="text">
      <style:text-properties fo:font-style="normal" officeooo:rsid="001b14b0" style:font-style-asian="normal" style:font-weight-asian="normal" style:font-style-complex="normal" style:font-weight-complex="normal"/>
    </style:style>
    <style:style style:name="T20" style:family="text">
      <style:text-properties fo:font-style="normal" officeooo:rsid="0020b0e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a6e5d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a7814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81a37" style:font-style-asian="normal" style:font-weight-asian="normal" style:font-style-complex="normal" style:font-weight-complex="normal"/>
    </style:style>
    <style:style style:name="T25" style:family="text">
      <style:text-properties style:use-window-font-color="true" style:font-name="Liberation Serif" fo:font-size="12pt" fo:font-style="normal" fo:font-weight="normal" officeooo:rsid="001a6e5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use-window-font-color="true" style:font-name="Liberation Serif" fo:font-size="12pt" fo:font-style="normal" fo:font-weight="normal" officeooo:rsid="001a781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use-window-font-color="true" style:font-name="Liberation Serif" fo:font-size="12pt" fo:font-style="normal" fo:font-weight="normal" officeooo:rsid="001b14b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use-window-font-color="true" style:font-name="Liberation Serif" fo:font-size="12pt" fo:font-style="normal" fo:font-weight="normal" officeooo:rsid="00281a3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style:font-name="Liberation Serif" fo:font-size="12pt" fo:font-style="normal" fo:font-weight="normal" officeooo:rsid="002ab90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style:font-name="Liberation Serif" fo:font-size="12pt" fo:font-style="normal" fo:font-weight="normal" officeooo:rsid="002d181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style:font-name="Liberation Serif" fo:font-size="12pt" fo:font-style="normal" fo:font-weight="normal" officeooo:rsid="0020b0e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use-window-font-color="true" style:font-name="Liberation Serif" fo:font-size="12pt" fo:font-style="normal" fo:font-weight="normal" officeooo:rsid="002e3a1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style:text-line-through-style="none" style:text-line-through-type="none" style:font-name="Liberation Serif" fo:font-size="12pt" fo:font-style="normal" style:text-underline-style="none" fo:font-weight="normal" officeooo:rsid="001c7b64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style:text-line-through-style="none" style:text-line-through-type="none" style:font-name="Liberation Serif" fo:font-size="12pt" fo:font-style="normal" style:text-underline-style="none" fo:font-weight="normal" officeooo:rsid="002a00e8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use-window-font-color="true" style:text-line-through-style="none" style:text-line-through-type="none" style:font-name="Liberation Serif" fo:font-size="12pt" fo:font-style="normal" style:text-underline-style="none" fo:font-weight="normal" officeooo:rsid="002ab904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use-window-font-color="true" officeooo:rsid="000e2f87"/>
    </style:style>
    <style:style style:name="T37" style:family="text">
      <style:text-properties style:use-window-font-color="true" fo:font-style="italic" fo:font-weight="normal" officeooo:rsid="000e2f87" style:font-style-asian="italic" style:font-weight-asian="normal" style:font-style-complex="italic" style:font-weight-complex="normal"/>
    </style:style>
    <style:style style:name="T38" style:family="text">
      <style:text-properties style:use-window-font-color="true" fo:font-style="italic" fo:font-weight="normal" officeooo:rsid="000e2f87" fo:background-color="transparent" loext:char-shading-value="0" style:font-style-asian="italic" style:font-weight-asian="normal" style:font-style-complex="italic" style:font-weight-complex="normal"/>
    </style:style>
    <style:style style:name="T39" style:family="text">
      <style:text-properties style:use-window-font-color="true" fo:font-style="italic" fo:font-weight="normal" officeooo:rsid="000e2f87" fo:background-color="transparent" loext:char-shading-value="0" style:font-style-asian="italic" style:font-weight-asian="normal" style:font-style-complex="italic" style:font-weight-complex="normal"/>
    </style:style>
    <style:style style:name="T40" style:family="text">
      <style:text-properties style:use-window-font-color="true" officeooo:rsid="001c7b64"/>
    </style:style>
    <style:style style:name="T41" style:family="text">
      <style:text-properties style:use-window-font-color="true" officeooo:rsid="00180613" fo:background-color="#800080" loext:char-shading-value="0"/>
    </style:style>
    <style:style style:name="T42" style:family="text">
      <style:text-properties style:use-window-font-color="true" officeooo:rsid="000e2f87" fo:background-color="transparent" loext:char-shading-value="0"/>
    </style:style>
    <style:style style:name="T43" style:family="text">
      <style:text-properties style:use-window-font-color="true" officeooo:rsid="000e2f87" fo:background-color="transparent" loext:char-shading-value="0"/>
    </style:style>
    <style:style style:name="T44" style:family="text">
      <style:text-properties style:use-window-font-color="true" officeooo:rsid="001c7b64" fo:background-color="transparent" loext:char-shading-value="0"/>
    </style:style>
    <style:style style:name="T45" style:family="text">
      <style:text-properties style:use-window-font-color="true" officeooo:rsid="001c7b64" fo:background-color="transparent" loext:char-shading-value="0"/>
    </style:style>
    <style:style style:name="T46" style:family="text">
      <style:text-properties style:use-window-font-color="true" officeooo:rsid="00180613" fo:background-color="transparent" loext:char-shading-value="0"/>
    </style:style>
    <style:style style:name="T47" style:family="text">
      <style:text-properties style:use-window-font-color="true" officeooo:rsid="00180613" fo:background-color="transparent" loext:char-shading-value="0"/>
    </style:style>
    <style:style style:name="T48" style:family="text">
      <style:text-properties officeooo:rsid="001c7b64"/>
    </style:style>
    <style:style style:name="T49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50" style:family="text">
      <style:text-properties fo:font-variant="normal" fo:text-transform="none" style:text-line-through-style="none" style:text-line-through-type="none" fo:letter-spacing="normal" fo:font-style="normal" style:text-underline-style="none" officeooo:rsid="001e4c07" style:text-blinking="false" style:font-style-asian="normal" style:font-weight-asian="normal" style:font-style-complex="normal" style:font-weight-complex="normal"/>
    </style:style>
    <style:style style:name="T51" style:family="text">
      <style:text-properties fo:font-variant="normal" fo:text-transform="none" style:text-line-through-style="none" style:text-line-through-type="none" fo:letter-spacing="normal" fo:font-style="normal" style:text-underline-style="none" officeooo:rsid="001b14b0" style:text-blinking="false" style:font-style-asian="normal" style:font-weight-asian="normal" style:font-style-complex="normal" style:font-weight-complex="normal"/>
    </style:style>
    <style:style style:name="T52" style:family="text">
      <style:text-properties fo:font-variant="normal" fo:text-transform="none" style:text-line-through-style="none" style:text-line-through-type="none" fo:letter-spacing="normal" fo:font-style="normal" style:text-underline-style="none" officeooo:rsid="0020b0e3" style:text-blinking="false" style:font-style-asian="normal" style:font-weight-asian="normal" style:font-style-complex="normal" style:font-weight-complex="normal"/>
    </style:style>
    <style:style style:name="T53" style:family="text">
      <style:text-properties fo:font-variant="normal" fo:text-transform="none" style:text-line-through-style="none" style:text-line-through-type="none" fo:letter-spacing="normal" fo:font-style="normal" style:text-underline-style="none" officeooo:rsid="002c9cb6" style:text-blinking="false" style:font-style-asian="normal" style:font-weight-asian="normal" style:font-style-complex="normal" style:font-weight-complex="normal"/>
    </style:style>
    <style:style style:name="T54" style:family="text">
      <style:text-properties fo:font-variant="normal" fo:text-transform="none" style:font-name="Liberation Serif" fo:font-size="12pt" fo:letter-spacing="normal" fo:font-style="normal" fo:font-weight="normal" officeooo:rsid="001c7b64" style:font-size-asian="12pt" style:font-size-complex="12pt"/>
    </style:style>
    <style:style style:name="T55" style:family="text">
      <style:text-properties fo:font-variant="normal" fo:text-transform="none" style:font-name="Liberation Serif" fo:font-size="12pt" fo:letter-spacing="normal" fo:font-style="normal" fo:font-weight="normal" officeooo:rsid="0034e6f9" style:font-size-asian="12pt" style:font-size-complex="12pt"/>
    </style:style>
    <style:style style:name="T56" style:family="text">
      <style:text-properties fo:font-variant="normal" fo:text-transform="none" style:font-name="Liberation Serif" fo:font-size="12pt" fo:letter-spacing="normal" fo:font-style="normal" fo:font-weight="normal" officeooo:rsid="00352cd8" style:font-size-asian="12pt" style:font-size-complex="12pt"/>
    </style:style>
    <style:style style:name="T57" style:family="text">
      <style:text-properties fo:font-variant="normal" fo:text-transform="none" style:font-name="Liberation Serif" fo:font-size="12pt" fo:letter-spacing="normal" fo:font-style="normal" fo:font-weight="normal" officeooo:rsid="00371538" style:font-size-asian="12pt" style:font-size-complex="12pt"/>
    </style:style>
    <style:style style:name="T58" style:family="text">
      <style:text-properties fo:font-variant="normal" fo:text-transform="none" fo:letter-spacing="normal" fo:font-style="normal" fo:font-weight="normal"/>
    </style:style>
    <style:style style:name="T59" style:family="text">
      <style:text-properties fo:font-variant="normal" fo:text-transform="none" fo:letter-spacing="normal" fo:font-style="normal" fo:font-weight="normal" officeooo:rsid="001c7b64"/>
    </style:style>
    <style:style style:name="T60" style:family="text">
      <style:text-properties fo:font-variant="normal" fo:text-transform="none" fo:letter-spacing="normal" fo:font-style="normal" fo:font-weight="normal" officeooo:rsid="002f3ab8"/>
    </style:style>
    <style:style style:name="T61" style:family="text">
      <style:text-properties fo:font-variant="normal" fo:text-transform="none" fo:letter-spacing="normal" fo:font-style="normal" fo:font-weight="normal" officeooo:rsid="003234a7"/>
    </style:style>
    <style:style style:name="T62" style:family="text">
      <style:text-properties fo:font-variant="normal" fo:text-transform="none" fo:letter-spacing="normal" fo:font-style="normal" fo:font-weight="normal" officeooo:rsid="00312d35"/>
    </style:style>
    <style:style style:name="T6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e4c0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2ab904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2c9cb6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20b0e3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1e4c07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1b14b0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2d1814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variant="normal" fo:text-transform="none" style:use-window-font-color="true" style:font-name="ui-monospace" fo:font-size="10.5pt" fo:letter-spacing="normal" fo:font-style="normal" fo:font-weight="normal" officeooo:rsid="00180613" fo:background-color="#800080" loext:char-shading-value="0"/>
    </style:style>
    <style:style style:name="T71" style:family="text">
      <style:text-properties fo:font-variant="normal" fo:text-transform="none" style:use-window-font-color="true" style:font-name="ui-monospace" fo:font-size="10.5pt" fo:letter-spacing="normal" fo:font-style="normal" fo:font-weight="normal" officeooo:rsid="00180613" fo:background-color="transparent" loext:char-shading-value="0"/>
    </style:style>
    <style:style style:name="T72" style:family="text">
      <style:text-properties fo:font-variant="normal" fo:text-transform="none" style:use-window-font-color="true" style:font-name="ui-monospace" fo:font-size="10.5pt" fo:letter-spacing="normal" fo:font-style="normal" fo:font-weight="normal" officeooo:rsid="00180613" fo:background-color="transparent" loext:char-shading-value="0"/>
    </style:style>
    <style:style style:name="T73" style:family="text">
      <style:text-properties fo:font-variant="normal" fo:text-transform="none" fo:color="#000000" style:font-name="Liberation Serif" fo:letter-spacing="normal" fo:font-style="normal" fo:font-weight="normal" officeooo:rsid="0025c868"/>
    </style:style>
    <style:style style:name="T74" style:family="text">
      <style:text-properties fo:font-variant="normal" fo:text-transform="none" fo:color="#000000" style:font-name="Liberation Serif" fo:letter-spacing="normal" fo:font-style="normal" fo:font-weight="normal" officeooo:rsid="002a00e8"/>
    </style:style>
    <style:style style:name="T75" style:family="text">
      <style:text-properties fo:font-variant="normal" fo:text-transform="none" fo:color="#000000" style:font-name="Liberation Serif" fo:font-size="12pt" fo:letter-spacing="normal" fo:font-style="normal" fo:font-weight="normal" officeooo:rsid="001a6e5d" style:font-size-asian="12pt" style:font-size-complex="12pt"/>
    </style:style>
    <style:style style:name="T76" style:family="text">
      <style:text-properties fo:font-variant="normal" fo:text-transform="none" fo:color="#000000" style:font-name="Liberation Serif" fo:font-size="12pt" fo:letter-spacing="normal" fo:font-style="normal" fo:font-weight="normal" officeooo:rsid="0025c868" style:font-size-asian="12pt" style:font-style-asian="italic" style:font-weight-asian="normal" style:font-size-complex="12pt" style:font-style-complex="italic" style:font-weight-complex="normal"/>
    </style:style>
    <style:style style:name="T77" style:family="text">
      <style:text-properties fo:font-variant="normal" fo:text-transform="none" fo:color="#000000" style:font-name="Liberation Serif" fo:font-size="12pt" fo:letter-spacing="normal" fo:font-style="italic" fo:font-weight="normal" officeooo:rsid="000e2f87" style:font-size-asian="12pt" style:font-style-asian="italic" style:font-weight-asian="normal" style:font-size-complex="12pt" style:font-style-complex="italic" style:font-weight-complex="normal"/>
    </style:style>
    <style:style style:name="T78" style:family="text">
      <style:text-properties fo:font-variant="normal" fo:text-transform="none" fo:color="#2a6099" style:text-line-through-style="none" style:text-line-through-type="none" style:font-name="Liberation Serif" fo:font-size="12pt" fo:letter-spacing="normal" fo:font-style="normal" style:text-underline-style="none" fo:font-weight="normal" officeooo:rsid="002a00e8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variant="normal" fo:text-transform="none" fo:color="#24292f" style:font-name="ui-monospace" fo:font-size="10.5pt" fo:letter-spacing="normal" fo:font-style="normal" fo:font-weight="normal" officeooo:rsid="00180613" fo:background-color="#800080" loext:char-shading-value="0"/>
    </style:style>
    <style:style style:name="T80" style:family="text">
      <style:text-properties style:text-line-through-style="none" style:text-line-through-type="none" style:font-name="Liberation Serif" fo:font-size="12pt" style:text-underline-style="none" fo:font-weight="normal" style:text-blinking="false" style:font-size-asian="12pt" style:font-size-complex="12pt"/>
    </style:style>
    <style:style style:name="T81" style:family="text">
      <style:text-properties style:text-line-through-style="none" style:text-line-through-type="none" style:font-name="Liberation Serif" fo:font-size="12pt" style:text-underline-style="none" fo:font-weight="normal" officeooo:rsid="001c7b64" style:text-blinking="false" style:font-size-asian="12pt" style:font-size-complex="12pt"/>
    </style:style>
    <style:style style:name="T82" style:family="text">
      <style:text-properties style:font-name="Liberation Serif" fo:font-size="12pt" style:font-size-asian="12pt" style:font-size-complex="12pt"/>
    </style:style>
    <style:style style:name="T83" style:family="text">
      <style:text-properties style:font-name="Liberation Serif" fo:font-size="12pt" officeooo:rsid="00226abe" style:font-size-asian="12pt" style:font-size-complex="12pt"/>
    </style:style>
    <style:style style:name="T84" style:family="text">
      <style:text-properties style:font-name="Liberation Serif" fo:font-size="12pt" officeooo:rsid="00236afa" style:font-size-asian="12pt" style:font-size-complex="12pt"/>
    </style:style>
    <style:style style:name="T85" style:family="text">
      <style:text-properties style:font-name="Liberation Serif" fo:font-size="12pt" officeooo:rsid="002602dd" style:font-size-asian="12pt" style:font-size-complex="12pt"/>
    </style:style>
    <style:style style:name="T86" style:family="text">
      <style:text-properties style:font-name="Liberation Serif" fo:font-size="12pt" officeooo:rsid="00312d35" style:font-size-asian="12pt" style:font-size-complex="12pt"/>
    </style:style>
    <style:style style:name="T87" style:family="text">
      <style:text-properties style:font-name="Liberation Serif" officeooo:rsid="00236afa"/>
    </style:style>
    <style:style style:name="T88" style:family="text">
      <style:text-properties style:font-name="Liberation Serif" officeooo:rsid="0024b0d1"/>
    </style:style>
    <style:style style:name="T89" style:family="text">
      <style:text-properties style:font-name="Liberation Serif" officeooo:rsid="0025c868"/>
    </style:style>
    <style:style style:name="T90" style:family="text">
      <style:text-properties style:font-name="Liberation Serif" officeooo:rsid="002602dd"/>
    </style:style>
    <style:style style:name="T91" style:family="text">
      <style:text-properties officeooo:rsid="002f3ab8"/>
    </style:style>
    <style:style style:name="T92" style:family="text">
      <style:text-properties officeooo:rsid="00334541"/>
    </style:style>
    <style:style style:name="T93" style:family="text">
      <style:text-properties officeooo:rsid="003391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11"><text:span text:style-name="T2">Нахождение</text:span><text:span text:style-name="T1"> клинических </text:span><text:span text:style-name="T2">симптомов</text:span><text:span text:style-name="T1"> </text:span><text:span text:style-name="T2">в записях осмотра пациента</text:span></text:p>
      <text:p text:style-name="P8"/>
      <text:p text:style-name="P9"/>
      <text:p text:style-name="P33"><text:span text:style-name="T2">Работа основана на опыте участия в соревновании NBME - Score Clinical Patient Notes <text:s/>организованные National Board of Medical Examiners® (NBME®) и проходившие на платформе kaggle с 01.02.2022 по 04.04.2022 г. </text:span><text:span text:style-name="T5">В ходе работы исследуются производительность модел</text:span><text:span text:style-name="T43">и </text:span><text:span text:style-name="T39">deberta-base</text:span><text:span text:style-name="T43"> </text:span><text:span text:style-name="T45">(1) </text:span><text:span text:style-name="T43">и её трех модификаций в части классификационных слоев. </text:span></text:p>
      <text:p text:style-name="P33"><text:span text:style-name="T47">Код исследования доступен по адресу </text:span><text:span text:style-name="T72"><text:s/></text:span><text:a xlink:type="simple" xlink:href="https://github.com/Mikello/NBME.git" text:style-name="Internet_20_link" text:visited-style-name="Visited_20_Internet_20_Link">https://github.com/Mikello/NBME.git</text:a></text:p>
      <text:p text:style-name="P32"><text:span text:style-name="T15"/></text:p>
      <text:p text:style-name="P10"/>
      <text:p text:style-name="P23">Введение</text:p>
      <text:p text:style-name="P14"><text:span text:style-name="T3">Задача соревнования упростить процедуру медицинского лицензионного экзамена США® (USMLE®). Экзамен требует чтобы испытуемые студент</text:span><text:span text:style-name="T4">ы</text:span><text:span text:style-name="T3">-медики <text:s/>взаимодействовали со стандартными пациентами (людьми, обученными изображать конкретные клинические случаи) и писали записку осмотра пациента. Обученные оценщики врачей позже оценивали записи осмотра пациентов с рубриками, в которых излагались важные </text:span><text:span text:style-name="T2">симптом</text:span><text:span text:style-name="T3">ы каждого случая. Чем больше таких признаков обнаружено в записях осмотра пациента, тем выше оценка (среди других факторов, влияющих на итоговую оценку за экзамен). </text:span>Однако для того, чтобы врачи оценивали результаты экзаменов по записям <text:span text:style-name="T3">осмотра</text:span> пациентов, требуется значительное время, а также людские и финансовые ресурсы. Для решения этой проблемы <text:span text:style-name="T3">разрабатываются</text:span> подходы, использующие обработку естественного языка.</text:p>
      <text:p text:style-name="P15">В этом конкурсе определя<text:span text:style-name="T3">лис</text:span>ь конкретные клинические <text:span text:style-name="T3">симптомы </text:span>в за<text:span text:style-name="T3">писях осмотра</text:span> пациентов. <text:span text:style-name="T17">Р</text:span><text:span text:style-name="T4">азработа</text:span><text:span text:style-name="T17">н</text:span> метод сопоставления клинических <text:span text:style-name="T4">симптомов</text:span> из рубрики экзамена (например, “снижение аппетита”) с различными способами выражения этих <text:span text:style-name="T4">симптомов</text:span> в клинических <text:span text:style-name="T4">записях </text:span><text:span text:style-name="T3">осмотра</text:span> пациентов, написанных студентами-медиками (например, “меньше есть”, “одежда сидит свободнее”). <text:span text:style-name="T16">То есть по заданной записи осмотра и симптому </text:span><text:span text:style-name="T17">находилась</text:span><text:span text:style-name="T16"> область соответствующую симптому в записи осмотра.</text:span></text:p>
      <text:p text:style-name="P8"/>
      <text:p text:style-name="P30">Данные</text:p>
      <text:p text:style-name="P16"><text:span text:style-name="T7">Датасет </text:span><text:span text:style-name="T14">соревнования </text:span><text:span text:style-name="T7">представлен тремя фалами:</text:span></text:p>
      <text:list xml:id="list4052509538" text:style-name="L1">
        <text:list-item>
          <text:p text:style-name="P35"><text:span text:style-name="T9">Файл </text:span><text:span text:style-name="T11">patient_notes.csv</text:span><text:span text:style-name="T8"> </text:span><text:span text:style-name="T9">содержит</text:span><text:span text:style-name="T8"> запис</text:span><text:span text:style-name="T9">и</text:span><text:span text:style-name="T8"> осмотра. </text:span><text:span text:style-name="T9">Каждая запись соответствует одной из</text:span><text:span text:style-name="T8"> 10 групп <text:s/></text:span><text:span text:style-name="T10">стандартны</text:span><text:span text:style-name="T9">х</text:span><text:span text:style-name="T10"> пациент</text:span><text:span text:style-name="T9">ов. </text:span><text:span text:style-name="T13">Всего в содержится около 40 000 записей из которых аннотированы только 1000.</text:span></text:p>
        </text:list-item>
        <text:list-item>
          <text:p text:style-name="P35"><text:span text:style-name="T9">Для каждого стандартного пациента в файле <text:s/></text:span><text:span text:style-name="T11">features.csv </text:span><text:span text:style-name="T9">присутствует свой набор симптомов. </text:span></text:p>
        </text:list-item>
        <text:list-item>
          <text:p text:style-name="P36"><text:span text:style-name="T9">В файле </text:span><text:span text:style-name="T11">train.csv </text:span><text:span text:style-name="T9">каждая запись осмотра сопоставляется с каждым симптомом из </text:span><text:span text:style-name="T12">его </text:span><text:span text:style-name="T9">группы </text:span><text:span text:style-name="T12">симптомов и приводится текст и расположение текста в записи осмотра. Всего в файле присутствует 14300 строк для 1000 записей осмотра.</text:span></text:p>
        </text:list-item>
      </text:list>
      <text:p text:style-name="P2"/>
      <text:p text:style-name="P17">При внимательном просмотре аннотаций были замечены неточности. Для их устранения <text:span text:style-name="T16">после</text:span> загрузки данных <text:span text:style-name="T16">и объединения исходных таблиц в один датафрейм проводится </text:span><text:span text:style-name="T91">очистка датасета</text:span><text:span text:style-name="T16">. </text:span></text:p>
      <text:p text:style-name="P18"/>
      <text:p text:style-name="P7"/>
      <text:p text:style-name="P7"/>
      <text:p text:style-name="P7"><text:soft-page-break/></text:p>
      <text:p text:style-name="P7"/>
      <text:p text:style-name="P7"/>
      <text:p text:style-name="P24">Метод</text:p>
      <text:p text:style-name="P19"><text:span text:style-name="T87">Текущей SoTA в задачах сегментации текста являются </text:span><text:span text:style-name="T88">различные модификации BERT. </text:span><text:span text:style-name="T89">Выберем одну из модификаци</text:span><text:span text:style-name="T90">й</text:span><text:span text:style-name="T89"> </text:span><text:span text:style-name="T73">DeBERTa </text:span><text:span text:style-name="T74">(2)</text:span><text:span text:style-name="T73">. DeBERTa large <text:s/>до сих пор в топе различных NLP задач, несмотря на то что разработана два года назад. </text:span><text:span text:style-name="T75">Из за ограничений по памяти имеющейся видеокарты рассматривалась только модификации модели </text:span><text:span text:style-name="T77">deberta-base</text:span><text:span text:style-name="T76">.</text:span></text:p>
      <text:p text:style-name="P31"><text:s/></text:p>
      <text:p text:style-name="P12">Общий алгоритм решения задачи состоял из следующих шагов:</text:p>
      <text:list xml:id="list175145051" text:style-name="L2">
        <text:list-item>
          <text:p text:style-name="P37"><text:span text:style-name="T83">На вход модели пода</text:span><text:span text:style-name="T84">ется</text:span><text:span text:style-name="T83"> текст записи осмотра и одн</text:span><text:span text:style-name="T85">о</text:span><text:span text:style-name="T83"> </text:span><text:span text:style-name="T85">описание</text:span><text:span text:style-name="T83"> симптом</text:span><text:span text:style-name="T85">а</text:span><text:span text:style-name="T83"> разделенные специальным токеном</text:span></text:p>
        </text:list-item>
        <text:list-item>
          <text:p text:style-name="P37"><text:span text:style-name="T84">Для к</text:span><text:span text:style-name="T83">ажд</text:span><text:span text:style-name="T84">ого</text:span><text:span text:style-name="T83"> токен</text:span><text:span text:style-name="T84">а</text:span><text:span text:style-name="T83"> из текста записи осмотра </text:span><text:span text:style-name="T84">проводится бинарная классификация на два класса „Описание симптома“ / „Другой текс</text:span><text:span text:style-name="T85">т</text:span><text:span text:style-name="T84">“</text:span></text:p>
        </text:list-item>
        <text:list-item>
          <text:p text:style-name="P38"><text:span text:style-name="T82">Проводится постобработка. Вычисляются метрик</text:span><text:span text:style-name="T86">а f1</text:span><text:span text:style-name="T82">, переводятся в формат подачи сабмита и т. д.</text:span></text:p>
        </text:list-item>
      </text:list>
      <text:p text:style-name="P34"/>
      <text:p text:style-name="P25"><text:span text:style-name="T21">Все модификации касались различных модификаций слоя классификации</text:span><text:span text:style-name="T6"> </text:span><text:span text:style-name="T21">Всего рассмотрены 4 модели:</text:span></text:p>
      <text:list xml:id="list3478705903" text:style-name="L3">
        <text:list-item>
          <text:p text:style-name="P41"><text:span text:style-name="T22">DebertaBaseVanila — </text:span><text:span text:style-name="T24">Базелайн. Самая простая модель. Берется выход с последнего слоя и прогоняется через </text:span><text:span text:style-name="T22">Dropout </text:span><text:span text:style-name="T23">и </text:span><text:span text:style-name="T22">один линейный слой (hiden_size, 1)</text:span></text:p>
          <text:p text:style-name="P42"><text:span text:style-name="T20">Linear(Dropout( </text:span><text:span text:style-name="T18">hiden_size </text:span><text:span text:style-name="T20">))</text:span><text:span text:style-name="T19">→ </text:span><text:span text:style-name="T20">1</text:span></text:p>
        </text:list-item>
        <text:list-item>
          <text:p text:style-name="P45"><text:span text:style-name="T25">DebertaBaseLastMLM — </text:span><text:span text:style-name="T28">Чуть более сложная модель. Здесь применяется </text:span><text:span text:style-name="T29">два линейных слоя в одном из которых применен</text:span><text:span text:style-name="T28"> <text:s/></text:span><text:span text:style-name="T33">Multi-Sample Dropout </text:span><text:span text:style-name="T34">(2)</text:span><text:span text:style-name="T35">.</text:span></text:p>
          <text:p text:style-name="P45"><text:span text:style-name="T34">Алгоритм </text:span><text:span text:style-name="T33">Multi-Sample Dropout </text:span><text:span text:style-name="T34">(MSD) немного отличается от оригинального описанного в </text:span><text:a xlink:type="simple" xlink:href="https://arxiv.org/abs/1905.09788" text:style-name="Internet_20_link" text:visited-style-name="Visited_20_Internet_20_Link">Multi-Sample Dropout for Accelerated Training and Better Generalization</text:a><text:span text:style-name="T78">. </text:span><text:span text:style-name="T64">Оригинальный MSD применяется для выходного слоя, </text:span><text:span text:style-name="T65">Я же применяю для промежуточного.</text:span></text:p>
          <text:p text:style-name="P43"><text:span text:style-name="T50">MSD(hiden_size) </text:span><text:span text:style-name="T51">→ </text:span><text:span text:style-name="T52">Linear(Dropout(</text:span><text:span text:style-name="T51">128</text:span><text:span text:style-name="T50">)</text:span><text:span text:style-name="T53">)</text:span><text:span text:style-name="T50"> </text:span><text:span text:style-name="T51">→ 1</text:span></text:p>
        </text:list-item>
        <text:list-item>
          <text:p text:style-name="P46"><text:span text:style-name="T25">DebertaBaseLastFourLayer — </text:span><text:span text:style-name="T30">Здесь пробуем взять </text:span><text:span text:style-name="T26">выходы с 4 последних слоев</text:span><text:span text:style-name="T30">. </text:span><text:span text:style-name="T26"><text:s/></text:span><text:span text:style-name="T30">В</text:span><text:span text:style-name="T26">ыход </text:span><text:span text:style-name="T30">каждого слоя уменьшим до </text:span><text:span text:style-name="T25">hiden_size//</text:span><text:span text:style-name="T26">4 </text:span><text:span text:style-name="T30">после </text:span><text:span text:style-name="T26">конкатенируе</text:span><text:span text:style-name="T30">м</text:span><text:span text:style-name="T26"> и последовательно пропускают через еще </text:span><text:span text:style-name="T30">2</text:span><text:span text:style-name="T26"> линейных слоя с <text:s/></text:span><text:span text:style-name="T25">Dropout. </text:span></text:p>
          <text:p text:style-name="P48"><text:span text:style-name="T27">4*</text:span><text:span text:style-name="T30">Relu(</text:span><text:span text:style-name="T31">Linear(Dropout(</text:span><text:span text:style-name="T25">hiden_size</text:span><text:span text:style-name="T30">))) </text:span><text:span text:style-name="T27">→ </text:span><text:span text:style-name="T30">cat(</text:span><text:span text:style-name="T27">4*(</text:span><text:span text:style-name="T25">hiden_size//</text:span><text:span text:style-name="T26">4</text:span><text:span text:style-name="T30">)</text:span><text:span text:style-name="T27">) → </text:span><text:span text:style-name="T30">Relu(</text:span><text:span text:style-name="T31">Linear(Dropout(</text:span><text:span text:style-name="T25">hiden_size</text:span><text:span text:style-name="T30">))) </text:span><text:span text:style-name="T27">→ </text:span><text:span text:style-name="T66">Linear(Dropout(</text:span><text:span text:style-name="T68">128</text:span><text:span text:style-name="T67">)</text:span><text:span text:style-name="T69">)</text:span><text:span text:style-name="T25"> </text:span><text:span text:style-name="T27">→ 1</text:span></text:p>
        </text:list-item>
        <text:list-item>
          <text:p text:style-name="P47"><text:span text:style-name="T25">DebertaBaseLastMLMLastFourLayer — </text:span><text:span text:style-name="T32">Объединим два предыдущих подхода. Для этого заменим все линейные слои в </text:span><text:span text:style-name="T25">DebertaBaseLastFourLayer </text:span><text:span text:style-name="T32">на MSD</text:span></text:p>
          <text:p text:style-name="P47"><text:span text:style-name="T63">4*MSD(hiden_size)</text:span><text:span text:style-name="T30"> </text:span><text:span text:style-name="T27">→ </text:span><text:span text:style-name="T30">cat(</text:span><text:span text:style-name="T27">4*(</text:span><text:span text:style-name="T25">hiden_size//</text:span><text:span text:style-name="T26">4</text:span><text:span text:style-name="T30">)</text:span><text:span text:style-name="T27">)</text:span><text:span text:style-name="T30"> </text:span><text:span text:style-name="T27">→ </text:span><text:span text:style-name="T63">MSD(hiden_size)</text:span><text:span text:style-name="T30"> </text:span><text:span text:style-name="T27">→ </text:span><text:span text:style-name="T66">Linear(Dropout(</text:span><text:span text:style-name="T68">128</text:span><text:span text:style-name="T67">)</text:span><text:span text:style-name="T69">)</text:span><text:span text:style-name="T25"> </text:span><text:span text:style-name="T27">→ 1</text:span></text:p>
        </text:list-item>
      </text:list>
      <text:p text:style-name="P4"/>
      <text:p text:style-name="P3"><text:span text:style-name="T59">Р</text:span><text:span text:style-name="T58">езультаты</text:span></text:p>
      <text:p text:style-name="P39"/>
      <text:p text:style-name="P22"><text:span text:style-name="T58">Для набора статистики для каждой модификации обучалось 5 моделей. Для этого датасет </text:span><text:span text:style-name="T60">разби</text:span><text:span text:style-name="T58">ли</text:span><text:span text:style-name="T60"> на 5 фолдов. Обучение проводится на </text:span><text:span text:style-name="T58">четырех</text:span><text:span text:style-name="T60"> фолдах и </text:span><text:span text:style-name="T58">пятый</text:span><text:span text:style-name="T60"> фолд для валидации. </text:span><text:span text:style-name="T58">При валидации для каждого фолда подбирался индивидуальный порог максимизирующий метрику f1. </text:span><text:span text:style-name="T60">Таким образом можно обучить 5 моделей </text:span><text:span text:style-name="T61">для каждой модификации. </text:span></text:p>
      <text:p text:style-name="P13"><text:soft-page-break/><text:span text:style-name="T58">Для вычисления f1 по всему датасету делается predict для каждого фолда моделью в котором этот фолд не участвовал в обучении. Предикты объединяются в общий вектор по которому <text:s/></text:span><text:span text:style-name="T62">подбира</text:span><text:span text:style-name="T58">ется</text:span><text:span text:style-name="T62"> порог максимизирующий метрику f1</text:span></text:p>
      <text:p text:style-name="P20"/>
      <text:p text:style-name="P40">В таблице ниже представлены результаты валидации обученных моделей.</text:p>
      <text:p text:style-name="P4"/>
      <table:table table:name="Таблица1" table:style-name="Таблица1">
        <table:table-column table:style-name="Таблица1.A"/>
        <table:table-column table:style-name="Таблица1.B" table:number-columns-repeated="5"/>
        <table:table-column table:style-name="Таблица1.G"/>
        <table:table-row table:style-name="TableLine94876142810752">
          <table:table-cell table:style-name="Таблица1.A1" office:value-type="string">
            <text:p text:style-name="P27"/>
          </table:table-cell>
          <table:table-cell table:style-name="Таблица1.A1" office:value-type="string">
            <text:p text:style-name="P28">fold 0</text:p>
          </table:table-cell>
          <table:table-cell table:style-name="Таблица1.A1" office:value-type="string">
            <text:p text:style-name="P28">fold 1</text:p>
          </table:table-cell>
          <table:table-cell table:style-name="Таблица1.A1" office:value-type="string">
            <text:p text:style-name="P28">fold 2</text:p>
          </table:table-cell>
          <table:table-cell table:style-name="Таблица1.A1" office:value-type="string">
            <text:p text:style-name="P28">fold 3</text:p>
          </table:table-cell>
          <table:table-cell table:style-name="Таблица1.A1" office:value-type="string">
            <text:p text:style-name="P28">fold 4</text:p>
          </table:table-cell>
          <table:table-cell table:style-name="Таблица1.A1" office:value-type="string">
            <text:p text:style-name="P28">All</text:p>
          </table:table-cell>
        </table:table-row>
        <table:table-row table:style-name="TableLine94876142852608">
          <table:table-cell table:style-name="Таблица1.A1" office:value-type="string">
            <text:p text:style-name="P27">DebertaBaseVanila</text:p>
          </table:table-cell>
          <table:table-cell table:style-name="Таблица1.A1" office:value-type="string">
            <text:p text:style-name="P29">0.86<text:span text:style-name="T92">7</text:span></text:p>
          </table:table-cell>
          <table:table-cell table:style-name="Таблица1.A1" office:value-type="string">
            <text:p text:style-name="P29">0.866</text:p>
          </table:table-cell>
          <table:table-cell table:style-name="Таблица1.A1" office:value-type="string">
            <text:p text:style-name="P27">0.86<text:span text:style-name="T92">8</text:span></text:p>
          </table:table-cell>
          <table:table-cell table:style-name="Таблица1.A1" office:value-type="string">
            <text:p text:style-name="P29">0.86<text:span text:style-name="T92">3</text:span><text:span text:style-name="T93">(8)</text:span></text:p>
          </table:table-cell>
          <table:table-cell table:style-name="Таблица1.A1" office:value-type="string">
            <text:p text:style-name="P29">0.8<text:span text:style-name="T92">71</text:span></text:p>
          </table:table-cell>
          <table:table-cell table:style-name="Таблица1.A1" office:value-type="string">
            <text:p text:style-name="P29">0.86<text:span text:style-name="T92">7</text:span></text:p>
          </table:table-cell>
        </table:table-row>
        <table:table-row table:style-name="TableLine94876142853856">
          <table:table-cell table:style-name="Таблица1.A1" office:value-type="string">
            <text:p text:style-name="P44">DebertaBaseLastMLM</text:p>
          </table:table-cell>
          <table:table-cell table:style-name="Таблица1.A1" office:value-type="string">
            <text:p text:style-name="P27">0.86<text:span text:style-name="T93">3</text:span></text:p>
          </table:table-cell>
          <table:table-cell table:style-name="Таблица1.A1" office:value-type="string">
            <text:p text:style-name="P27">0.86<text:span text:style-name="T93">3</text:span></text:p>
          </table:table-cell>
          <table:table-cell table:style-name="Таблица1.A1" office:value-type="string">
            <text:p text:style-name="P29">0.8<text:span text:style-name="T93">71</text:span></text:p>
          </table:table-cell>
          <table:table-cell table:style-name="Таблица1.A1" office:value-type="string">
            <text:p text:style-name="P27">0.86<text:span text:style-name="T93">0</text:span></text:p>
          </table:table-cell>
          <table:table-cell table:style-name="Таблица1.A1" office:value-type="string">
            <text:p text:style-name="P27">0.8<text:span text:style-name="T93">70</text:span></text:p>
          </table:table-cell>
          <table:table-cell table:style-name="Таблица1.A1" office:value-type="string">
            <text:p text:style-name="P27">0.86<text:span text:style-name="T93">5</text:span></text:p>
          </table:table-cell>
        </table:table-row>
        <table:table-row table:style-name="TableLine94876142855056">
          <table:table-cell table:style-name="Таблица1.A1" office:value-type="string">
            <text:p text:style-name="P44">DebertaBaseLastFourLayer</text:p>
          </table:table-cell>
          <table:table-cell table:style-name="Таблица1.A1" office:value-type="string">
            <text:p text:style-name="P27">0.86<text:span text:style-name="T93">0</text:span></text:p>
          </table:table-cell>
          <table:table-cell table:style-name="Таблица1.A1" office:value-type="string">
            <text:p text:style-name="P27">0.8<text:span text:style-name="T93">59</text:span></text:p>
          </table:table-cell>
          <table:table-cell table:style-name="Таблица1.A1" office:value-type="string">
            <text:p text:style-name="P27">0.86<text:span text:style-name="T93">8</text:span></text:p>
          </table:table-cell>
          <table:table-cell table:style-name="Таблица1.A1" office:value-type="string">
            <text:p text:style-name="P27">0.86<text:span text:style-name="T93">3(6)</text:span></text:p>
          </table:table-cell>
          <table:table-cell table:style-name="Таблица1.A1" office:value-type="string">
            <text:p text:style-name="P27">0.8<text:span text:style-name="T93">70</text:span></text:p>
          </table:table-cell>
          <table:table-cell table:style-name="Таблица1.A1" office:value-type="string">
            <text:p text:style-name="P27">0.86<text:span text:style-name="T93">4</text:span></text:p>
          </table:table-cell>
        </table:table-row>
        <table:table-row table:style-name="TableLine94876142856304">
          <table:table-cell table:style-name="Таблица1.A1" office:value-type="string">
            <text:p text:style-name="P44">DebertaBaseLastMLMLastFourLayer</text:p>
          </table:table-cell>
          <table:table-cell table:style-name="Таблица1.A1" office:value-type="string">
            <text:p text:style-name="P27">0.86<text:span text:style-name="T93">5</text:span></text:p>
          </table:table-cell>
          <table:table-cell table:style-name="Таблица1.A1" office:value-type="string">
            <text:p text:style-name="P27">0.86<text:span text:style-name="T93">4</text:span></text:p>
          </table:table-cell>
          <table:table-cell table:style-name="Таблица1.A1" office:value-type="string">
            <text:p text:style-name="P27">0.86<text:span text:style-name="T93">7</text:span></text:p>
          </table:table-cell>
          <table:table-cell table:style-name="Таблица1.A1" office:value-type="string">
            <text:p text:style-name="P27">0.86<text:span text:style-name="T93">2</text:span></text:p>
          </table:table-cell>
          <table:table-cell table:style-name="Таблица1.A1" office:value-type="string">
            <text:p text:style-name="P27">0.86<text:span text:style-name="T93">6</text:span></text:p>
          </table:table-cell>
          <table:table-cell table:style-name="Таблица1.A1" office:value-type="string">
            <text:p text:style-name="P27">0.86<text:span text:style-name="T93">5</text:span></text:p>
          </table:table-cell>
        </table:table-row>
      </table:table>
      <text:p text:style-name="P4"/>
      <text:p text:style-name="P6"><text:span text:style-name="T55">Как видно из таблицы </text:span><text:span text:style-name="T56">в результатах </text:span><text:span text:style-name="T57">нет </text:span><text:span text:style-name="T56">каких либо статистически значимых различий. Это можно объяснить либо не достаточным объемом датасета, либо что подобные техники не оказывают заметного результата. В любом случае в будущих соревнованиях я больше сосредоточусь на очистке данных и стекинге моделей с разными архитект</text:span><text:span text:style-name="T57">у</text:span><text:span text:style-name="T56">рами.</text:span></text:p>
      <text:p text:style-name="P4"/>
      <text:p text:style-name="P4"/>
      <text:p text:style-name="P1"><text:span text:style-name="T54">1. DeBERTa: Decoding-enhanced BERT with Disentangled Attention </text:span><text:a xlink:type="simple" xlink:href="https://arxiv.org/abs/2006.03654v6" text:style-name="Internet_20_link" text:visited-style-name="Visited_20_Internet_20_Link"><text:span text:style-name="T49">arXiv:2006.03654v6</text:span></text:a></text:p>
      <text:p text:style-name="P5"/>
      <text:p text:style-name="P26"><text:span text:style-name="T81">2. Multi-Sample Dropout for Accelerated Training and Better Generalization </text:span><text:a xlink:type="simple" xlink:href="https://arxiv.org/abs/1905.09788" text:style-name="Internet_20_link" text:visited-style-name="Visited_20_Internet_20_Link"><text:span text:style-name="T80">arXiv: 1905.09788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22:18:49.724181905</meta:creation-date>
    <dc:date>2022-05-22T16:21:54.370494627</dc:date>
    <meta:editing-duration>PT1H47M17S</meta:editing-duration>
    <meta:editing-cycles>22</meta:editing-cycles>
    <meta:generator>LibreOffice/6.4.7.2$Linux_X86_64 LibreOffice_project/40$Build-2</meta:generator>
    <meta:document-statistic meta:table-count="1" meta:image-count="0" meta:object-count="0" meta:page-count="3" meta:paragraph-count="70" meta:word-count="761" meta:character-count="5839" meta:non-whitespace-character-count="5137"/>
  </office:meta>
</office:document-meta>
</file>